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43cm" svg:height="3.925cm" svg:x="5.433cm" svg:y="10.537cm">
          <text:p text:style-name="P1">AssetList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38cm" svg:height="3.822cm" svg:x="5.292cm" svg:y="5.052cm">
          <text:p text:style-name="P1">Player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743cm" svg:height="3.925cm" svg:x="5.433cm" svg:y="16.252cm">
          <text:p text:style-name="P1">Asset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62cm" svg:y1="8.874cm" svg:x2="8.62cm" svg:y2="10.779cm">
          <text:p/>
        </draw:line>
        <draw:line draw:style-name="gr2" draw:text-style-name="P1" draw:layer="layout" svg:x1="8.874cm" svg:y1="14.335cm" svg:x2="8.62cm" svg:y2="16.24cm">
          <text:p/>
        </draw:line>
        <draw:custom-shape draw:style-name="gr3" draw:text-style-name="P1" draw:layer="layout" svg:width="5.334cm" svg:height="1.778cm" svg:x="13.192cm" svg:y="3.159cm">
          <text:p text:style-name="P1">playPause()</text:p>
          <draw:enhanced-geometry svg:viewBox="0 0 21600 21600" draw:text-areas="800 800 20800 20800" draw:type="round-rectangular-callout" draw:modifiers="-2016.26991565136 34008.7689713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13.446cm" svg:y="5.953cm">
          <text:p text:style-name="P1">stop()</text:p>
          <draw:enhanced-geometry svg:viewBox="0 0 21600 21600" draw:text-areas="800 800 20800 20800" draw:type="round-rectangular-callout" draw:modifiers="-2093.19587628866 16804.0472175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-0.651cm" svg:y="5.191cm">
          <text:p text:style-name="P1">next()</text:p>
          <draw:enhanced-geometry svg:viewBox="0 0 21600 21600" draw:text-areas="800 800 20800 20800" draw:type="round-rectangular-callout" draw:modifiers="24304.5548266167 9980.43844856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0.619cm" svg:y="2.524cm">
          <text:p text:style-name="P1">prev()</text:p>
          <draw:enhanced-geometry svg:viewBox="0 0 21600 21600" draw:text-areas="800 800 20800 20800" draw:type="round-rectangular-callout" draw:modifiers="20134.3580131209 27282.2934232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144cm" svg:height="1.651cm" svg:x="13.065cm" svg:y="10.144cm">
          <text:p text:style-name="P1">preload(int) / preload()</text:p>
          <draw:enhanced-geometry svg:viewBox="0 0 21600 21600" draw:text-areas="800 800 20800 20800" draw:type="round-rectangular-callout" draw:modifiers="-1221.12629852378 18108.9588377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-0.651cm" svg:y="12.176cm">
          <text:p text:style-name="P1">next()</text:p>
          <draw:enhanced-geometry svg:viewBox="0 0 21600 21600" draw:text-areas="800 800 20800 20800" draw:type="round-rectangular-callout" draw:modifiers="23571.7338331771 4031.0286677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-0.651cm" svg:y="9.89cm">
          <text:p text:style-name="P1">prev()</text:p>
          <draw:enhanced-geometry svg:viewBox="0 0 21600 21600" draw:text-areas="800 800 20800 20800" draw:type="round-rectangular-callout" draw:modifiers="25523.2239925023 9883.30522765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8.382cm" svg:height="1.778cm" svg:x="13.065cm" svg:y="12.303cm">
          <text:p text:style-name="P1">playbackMode([const int])</text:p>
          <draw:enhanced-geometry svg:viewBox="0 0 21600 21600" draw:text-areas="800 800 20800 20800" draw:type="round-rectangular-callout" draw:modifiers="-1280.59167362519 7588.5328836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-0.778cm" svg:y="16.24cm">
          <text:p text:style-name="P1">fromId(string id)</text:p>
          <draw:enhanced-geometry svg:viewBox="0 0 21600 21600" draw:text-areas="800 800 20800 20800" draw:type="round-rectangular-callout" draw:modifiers="25523.2239925023 9883.30522765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6.604cm" svg:height="1.778cm" svg:x="-2.175cm" svg:y="18.399cm">
          <text:p text:style-name="P1">fromPath(string path)</text:p>
          <draw:enhanced-geometry svg:viewBox="0 0 21600 21600" draw:text-areas="800 800 20800 20800" draw:type="round-rectangular-callout" draw:modifiers="24023.2551097653 5767.284991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969cm" svg:height="1.778cm" svg:x="12.938cm" svg:y="16.24cm">
          <text:p text:style-name="P1">FromFile(File file)</text:p>
          <draw:enhanced-geometry svg:viewBox="0 0 21600 21600" draw:text-areas="800 800 20800 20800" draw:type="round-rectangular-callout" draw:modifiers="-2207.0351758794 9434.06408094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5.334cm" svg:height="1.778cm" svg:x="6.588cm" svg:y="2.27cm">
          <text:p text:style-name="P1">play()</text:p>
          <draw:enhanced-geometry svg:viewBox="0 0 21600 21600" draw:text-areas="800 800 20800 20800" draw:type="round-rectangular-callout" draw:modifiers="7166.26054358013 29382.7993254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6.743cm" svg:height="3.925cm" svg:x="5.572cm" svg:y="22.336cm">
          <text:p text:style-name="P1">Library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747cm" svg:y1="20.177cm" svg:x2="9.001cm" svg:y2="22.717cm">
          <text:p/>
        </draw:line>
        <draw:custom-shape draw:style-name="gr3" draw:text-style-name="P1" draw:layer="layout" svg:width="5.334cm" svg:height="1.778cm" svg:x="-0.778cm" svg:y="25.257cm">
          <text:p text:style-name="P1">create(obj data)</text:p>
          <draw:enhanced-geometry svg:viewBox="0 0 21600 21600" draw:text-areas="800 800 20800 20800" draw:type="round-rectangular-callout" draw:modifiers="24818.7441424555 1444.85666104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13.319cm" svg:y="24.114cm">
          <text:p text:style-name="P1">get(string id)</text:p>
          <draw:enhanced-geometry svg:viewBox="0 0 21600 21600" draw:text-areas="800 800 20800 20800" draw:type="round-rectangular-callout" draw:modifiers="-2607.38519212746 2258.34738617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12.049cm" svg:y="26.527cm">
          <text:p text:style-name="P1">edit(obj data)</text:p>
          <draw:enhanced-geometry svg:viewBox="0 0 21600 21600" draw:text-areas="800 800 20800 20800" draw:type="round-rectangular-callout" draw:modifiers="-2607.38519212746 2258.34738617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5.572cm" svg:y="27.162cm">
          <text:p text:style-name="P1">destroy(string id)</text:p>
          <draw:enhanced-geometry svg:viewBox="0 0 21600 21600" draw:text-areas="800 800 20800 20800" draw:type="round-rectangular-callout" draw:modifiers="15178.7066541706 -7078.58347386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969cm" svg:height="1.778cm" svg:x="13.192cm" svg:y="18.653cm">
          <text:p text:style-name="P1">reload(Asset asset)</text:p>
          <draw:enhanced-geometry svg:viewBox="0 0 21600 21600" draw:text-areas="800 800 20800 20800" draw:type="round-rectangular-callout" draw:modifiers="-2691.85929648241 4237.43676222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4-08-10T14:58:29.716776895</meta:creation-date>
    <dc:date>2014-08-10T15:15:12.478977355</dc:date>
    <dc:creator>Simon </dc:creator>
    <meta:editing-duration>PT11M48S</meta:editing-duration>
    <meta:editing-cycles>11</meta:editing-cycles>
    <meta:generator>LibreOffice/4.2.4.2$Linux_X86_64 LibreOffice_project/420m0$Build-2</meta:generator>
    <meta:document-statistic meta:object-count="24"/>
  </office:meta>
</office:document-meta>
</file>